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2.7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5.9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.7cm"/>
    </style:style>
    <style:style style:name="gr4" style:family="graphic" style:parent-style-name="standard">
      <style:graphic-properties draw:textarea-horizontal-align="justify" draw:textarea-vertical-align="middle" draw:auto-grow-height="false" fo:min-height="1.65cm" fo:min-width="5.9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0.9cm"/>
    </style:style>
    <style:style style:name="gr6" style:family="graphic" style:parent-style-name="standard">
      <style:graphic-properties draw:textarea-horizontal-align="justify" draw:textarea-vertical-align="middle" draw:auto-grow-height="false" fo:min-height="1.36cm" fo:min-width="0.9cm"/>
    </style:style>
    <style:style style:name="gr7" style:family="graphic" style:parent-style-name="standard">
      <style:graphic-properties draw:textarea-horizontal-align="justify" draw:textarea-vertical-align="middle" draw:auto-grow-height="false" fo:min-height="1.497cm" fo:min-width="5.8cm"/>
    </style:style>
    <style:style style:name="gr8" style:family="graphic" style:parent-style-name="standard">
      <style:graphic-properties draw:textarea-horizontal-align="justify" draw:textarea-vertical-align="middle" draw:auto-grow-height="false" fo:min-height="5.95cm" fo:min-width="5.9cm"/>
    </style:style>
    <style:style style:name="gr9" style:family="graphic" style:parent-style-name="standard">
      <style:graphic-properties draw:textarea-horizontal-align="justify" draw:textarea-vertical-align="middle" draw:auto-grow-height="false" fo:min-height="4.15cm" fo:min-width="7.8cm"/>
    </style:style>
    <style:style style:name="gr10" style:family="graphic" style:parent-style-name="standard">
      <style:graphic-properties draw:textarea-horizontal-align="justify" draw:textarea-vertical-align="middle" draw:auto-grow-height="false" fo:min-height="2.25cm" fo:min-width="1.4cm"/>
    </style:style>
    <style:style style:name="gr11" style:family="graphic" style:parent-style-name="standard">
      <style:graphic-properties draw:textarea-horizontal-align="justify" draw:textarea-vertical-align="middle" draw:auto-grow-height="false" fo:min-height="2.35cm" fo:min-width="2.6cm"/>
    </style:style>
    <style:style style:name="gr12" style:family="graphic" style:parent-style-name="standard">
      <style:graphic-properties draw:textarea-horizontal-align="justify" draw:textarea-vertical-align="middle" draw:auto-grow-height="false" fo:min-height="1.45cm" fo:min-width="1.3cm"/>
    </style:style>
    <style:style style:name="gr13" style:family="graphic" style:parent-style-name="standard">
      <style:graphic-properties draw:textarea-horizontal-align="justify" draw:textarea-vertical-align="middle" draw:auto-grow-height="false" fo:min-height="2.35cm" fo:min-width="5.6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15" style:family="graphic" style:parent-style-name="standard">
      <style:graphic-properties draw:textarea-horizontal-align="justify" draw:textarea-vertical-align="middle" draw:auto-grow-height="false" fo:min-height="0.85cm" fo:min-width="2.3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17" style:family="graphic" style:parent-style-name="standard">
      <style:graphic-properties draw:textarea-horizontal-align="justify" draw:textarea-vertical-align="middle" draw:auto-grow-height="false" fo:min-height="1.55cm" fo:min-width="2.2cm"/>
    </style:style>
    <style:style style:name="gr18" style:family="graphic" style:parent-style-name="standard">
      <style:graphic-properties draw:textarea-horizontal-align="justify" draw:textarea-vertical-align="middle" draw:auto-grow-height="false" fo:min-height="9.45cm" fo:min-width="12.3cm"/>
    </style:style>
    <style:style style:name="gr19" style:family="graphic" style:parent-style-name="standard">
      <style:graphic-properties draw:textarea-horizontal-align="justify" draw:textarea-vertical-align="middle" draw:auto-grow-height="false" fo:min-height="1.35cm" fo:min-width="2.4cm"/>
    </style:style>
    <style:style style:name="gr20" style:family="graphic" style:parent-style-name="standard">
      <style:graphic-properties draw:textarea-horizontal-align="justify" draw:textarea-vertical-align="middle" draw:auto-grow-height="false" fo:min-height="1.95cm" fo:min-width="2.6cm"/>
    </style:style>
    <style:style style:name="gr21" style:family="graphic" style:parent-style-name="standard">
      <style:graphic-properties draw:textarea-horizontal-align="justify" draw:textarea-vertical-align="middle" draw:auto-grow-height="false" fo:min-height="1.55cm" fo:min-width="2.6cm"/>
    </style:style>
    <style:style style:name="gr22" style:family="graphic" style:parent-style-name="standard">
      <style:graphic-properties draw:textarea-horizontal-align="justify" draw:textarea-vertical-align="middle" draw:auto-grow-height="false" fo:min-height="9.75cm" fo:min-width="5.7cm"/>
    </style:style>
    <style:style style:name="gr23" style:family="graphic" style:parent-style-name="standard">
      <style:graphic-properties draw:textarea-horizontal-align="justify" draw:textarea-vertical-align="middle" draw:auto-grow-height="false" fo:min-height="4.85cm" fo:min-width="5.7cm"/>
    </style:style>
    <style:style style:name="gr24" style:family="graphic" style:parent-style-name="standard">
      <style:graphic-properties draw:textarea-horizontal-align="justify" draw:textarea-vertical-align="middle" draw:auto-grow-height="false" fo:min-height="3.95cm" fo:min-width="2.8cm"/>
    </style:style>
    <style:style style:name="gr25" style:family="graphic" style:parent-style-name="standard">
      <style:graphic-properties draw:textarea-horizontal-align="justify" draw:textarea-vertical-align="middle" draw:auto-grow-height="false" fo:min-height="1.45cm" fo:min-width="1cm"/>
    </style:style>
    <style:style style:name="gr26" style:family="graphic" style:parent-style-name="standard">
      <style:graphic-properties draw:textarea-horizontal-align="justify" draw:textarea-vertical-align="middle" draw:auto-grow-height="false" fo:min-height="1.55cm" fo:min-width="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1.6cm" svg:x="19.9cm" svg:y="15.6cm">
          <text:p text:style-name="P1">G dat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1.6cm" svg:x="25.1cm" svg:y="15.6cm">
          <text:p text:style-name="P1">I dat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1.6cm" svg:x="31.8cm" svg:y="15.6cm">
          <text:p text:style-name="P1">FPU dat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2cm" svg:x="19.9cm" svg:y="13.4cm">
          <text:p text:style-name="P1">G re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4cm" svg:height="1.9cm" svg:x="25.1cm" svg:y="13.4cm">
          <text:p text:style-name="P1">I re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4cm" svg:height="1.9cm" svg:x="31.8cm" svg:y="13.4cm">
          <text:p text:style-name="P1">FPU re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cm" svg:height="1.6cm" svg:x="21.7cm" svg:y="17.5cm">
          <text:p text:style-name="P1">ALU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cm" svg:height="1.61cm" svg:x="20cm" svg:y="17.49cm">
          <text:p text:style-name="P1">L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cm" svg:height="1.747cm" svg:x="25.163cm" svg:y="17.353cm">
          <text:p text:style-name="P1">I vec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4cm" svg:height="6.2cm" svg:x="31.9cm" svg:y="17.5cm">
          <text:p text:style-name="P1">FPU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3cm" svg:height="4.4cm" svg:x="20.1cm" svg:y="19.4cm">
          <text:p text:style-name="P1">L1D$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9cm" svg:height="2.5cm" svg:x="17.9cm" svg:y="19.6cm">
          <text:p text:style-name="P1">Fetch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2.6cm" svg:x="14.3cm" svg:y="19.3cm">
          <text:p text:style-name="P1">L2 tlb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8cm" svg:height="1.7cm" svg:x="18cm" svg:y="15.5cm">
          <text:p text:style-name="P1">rs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1cm" svg:height="2.6cm" svg:x="18cm" svg:y="3.5cm">
          <text:p text:style-name="P1">L1C$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1cm" svg:x="18cm" svg:y="6.2cm">
          <text:p text:style-name="P1">trace$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8cm" svg:height="1.1cm" svg:x="18cm" svg:y="7.3cm">
          <text:p text:style-name="P1">predec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8cm" svg:height="1cm" svg:x="18cm" svg:y="10.4cm"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7cm" svg:height="1.8cm" svg:x="18cm" svg:y="11.5cm">
          <text:p text:style-name="P1">dec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2.8cm" svg:height="9.7cm" svg:x="25.047cm" svg:y="3.5cm">
          <text:p text:style-name="P1">L2$</text:p>
          <text:p text:style-name="P1">1MB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9cm" svg:height="1.6cm" svg:x="17.9cm" svg:y="8.5cm">
          <text:p text:style-name="P1">Br pred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1cm" svg:height="2.2cm" svg:x="20.968cm" svg:y="10.973cm">
          <text:p text:style-name="P1">Jump</text:p>
          <text:p text:style-name="P1">tlb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1cm" svg:height="1.8cm" svg:x="21cm" svg:y="7.5cm">
          <text:p text:style-name="P1">tracer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6.2cm" svg:height="10cm" svg:x="10.9cm" svg:y="3.5cm">
          <text:p text:style-name="P1">L2$</text:p>
          <text:p text:style-name="P1">0.5MB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.2cm" svg:height="5.1cm" svg:x="11cm" svg:y="14cm">
          <text:p text:style-name="P1">Load / Store</text:p>
          <text:p text:style-name="P1">Queues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3cm" svg:height="4.2cm" svg:x="28.6cm" svg:y="19.4cm">
          <text:p text:style-name="P1">FPU</text:p>
          <text:p text:style-name="P1">MISC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cm" svg:height="1.7cm" svg:x="23.4cm" svg:y="17.5cm">
          <text:p text:style-name="P1">IMUL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1.8cm" svg:x="38.3cm" svg:y="3.6cm">
          <text:p text:style-name="P1">Bu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0T13:35:02.822285827</meta:creation-date>
    <dc:date>2017-08-21T19:28:54.090929793</dc:date>
    <meta:editing-duration>PT36M25S</meta:editing-duration>
    <meta:editing-cycles>10</meta:editing-cycles>
    <meta:generator>LibreOffice/5.1.6.2$Linux_X86_64 LibreOffice_project/10m0$Build-2</meta:generator>
    <meta:document-statistic meta:object-count="28"/>
  </office:meta>
</office:document-meta>
</file>